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Oswald" svg:font-family="Oswald" style:font-family-generic="roman" style:font-pitch="variable"/>
    <style:font-face style:name="Oswald SemiBold" svg:font-family="'Oswald SemiBold'"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swald1" svg:font-family="Oswald" style:font-family-generic="system" style:font-pitch="variable"/>
    <style:font-face style:name="Oswald SemiBold1" svg:font-family="'Oswald SemiBold'"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fo:font-size="10pt" style:font-name-asian="Roboto1" style:font-size-asian="10pt" style:font-name-complex="Roboto1" style:font-size-complex="10pt"/>
    </style:style>
    <style:style style:name="P2" style:family="paragraph" style:parent-style-name="Standard" style:list-style-name="WWNum19">
      <style:paragraph-properties fo:line-height="150%"/>
    </style:style>
    <style:style style:name="P3" style:family="paragraph" style:parent-style-name="Standard" style:list-style-name="WWNum13"/>
    <style:style style:name="P4" style:family="paragraph" style:parent-style-name="Standard" style:list-style-name="WWNum19">
      <style:paragraph-properties fo:margin-left="0.5in" fo:margin-right="0in" fo:line-height="150%" fo:text-indent="-0.25in" style:auto-text-indent="false"/>
    </style:style>
    <style:style style:name="P5" style:family="paragraph" style:parent-style-name="Standard" style:list-style-name="WWNum13">
      <style:paragraph-properties fo:margin-left="0.5in" fo:margin-right="0in" fo:text-indent="-0.25in" style:auto-text-indent="false"/>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5in" fo:margin-right="0in" fo:text-indent="0in" style:auto-text-indent="false"/>
      <style:text-properties style:font-name="Roboto" fo:font-size="10pt" style:font-name-asian="Roboto1" style:font-size-asian="10pt" style:font-name-complex="Roboto1" style:font-size-complex="10pt"/>
    </style:style>
    <style:style style:name="P8" style:family="paragraph" style:parent-style-name="Standard">
      <style:paragraph-properties fo:margin-left="0.25in" fo:margin-right="0in" fo:line-height="150%" fo:text-indent="0in" style:auto-text-indent="false"/>
    </style:style>
    <style:style style:name="P9" style:family="paragraph" style:parent-style-name="Standard">
      <style:paragraph-properties fo:margin-left="0in" fo:margin-right="0in" fo:line-height="150%" fo:text-indent="0in" style:auto-text-indent="false"/>
    </style:style>
    <style:style style:name="P10" style:family="paragraph" style:parent-style-name="Standard" style:list-style-name="L1">
      <style:paragraph-properties fo:margin-left="0in" fo:margin-right="0in" fo:line-height="150%" fo:text-indent="0in" style:auto-text-indent="false"/>
    </style:style>
    <style:style style:name="P11" style:family="paragraph" style:parent-style-name="Standard">
      <style:paragraph-properties fo:margin-left="0in" fo:margin-right="0in" fo:line-height="100%" fo:text-indent="0in" style:auto-text-indent="false"/>
    </style:style>
    <style:style style:name="P12" style:family="paragraph" style:parent-style-name="Heading_20_2">
      <style:paragraph-properties fo:margin-top="0in" fo:margin-bottom="0in" fo:line-height="150%"/>
      <style:text-properties style:font-name="Roboto" fo:font-size="10pt" style:font-name-asian="Roboto1" style:font-size-asian="10pt" style:font-name-complex="Roboto1" style:font-size-complex="10pt"/>
    </style:style>
    <style:style style:name="T1" style:family="text">
      <style:text-properties fo:color="#263b50" style:font-name="Oswald SemiBold" fo:font-size="17pt" style:font-name-asian="Oswald SemiBold1" style:font-size-asian="17pt" style:font-name-complex="Oswald SemiBold1" style:font-size-complex="17pt"/>
    </style:style>
    <style:style style:name="T2" style:family="text">
      <style:text-properties style:font-name="Roboto" fo:font-size="10pt" style:font-name-asian="Roboto1" style:font-size-asian="10pt" style:font-name-complex="Roboto1" style:font-size-complex="10pt"/>
    </style:style>
    <style:style style:name="T3" style:family="text">
      <style:text-properties style:font-name="Roboto" fo:font-size="10pt" fo:font-style="italic" style:font-name-asian="Roboto1" style:font-size-asian="10pt" style:font-style-asian="italic" style:font-name-complex="Roboto1" style:font-size-complex="10pt"/>
    </style:style>
    <style:style style:name="T4" style:family="text">
      <style:text-properties style:font-name="Roboto" fo:font-size="10pt" fo:font-style="normal" style:font-name-asian="Roboto1" style:font-size-asian="10pt" style:font-style-asian="normal" style:font-name-complex="Roboto1" style:font-size-complex="10pt" style:font-style-complex="normal"/>
    </style:style>
    <style:style style:name="T5" style:family="text">
      <style:text-properties fo:color="#000000" style:font-name="Oswald" fo:font-size="16pt" style:font-name-asian="Oswald1" style:font-size-asian="16pt" style:font-name-complex="Oswald1" style:font-size-complex="16pt"/>
    </style:style>
    <style:style style:name="T6" style:family="text">
      <style:text-properties fo:color="#000000"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span text:style-name="T1"/></text:h>
      <text:list xml:id="list6107094029045330597" text:style-name="WWNum19">
        <text:list-item>
          <text:p text:style-name="P4"><text:span text:style-name="T2">What experiences have you had with coding and/or programming so far? What other experiences (programming-related or not) have you had that may help you as you progress through this course?</text:span></text:p>
        </text:list-item>
      </text:list>
      <text:p text:style-name="P8"><text:span text:style-name="T2"><text:tab/>- I have the web development course with JS (Angular, React, Express) and HTML/CSS. I have limited <text:tab/>experience with python at just a syntax level and writing SQL queries. I struggled with the “Learning by <text:tab/>Doing” model and I do in the same way with my hobby of language learning. I have developed some skills to <text:tab/>break up the tediousness of doing that for me and how to get the more theoretical side of things that I need.</text:span></text:p>
      <text:list xml:id="list36530160" text:continue-numbering="true" text:style-name="WWNum19">
        <text:list-item>
          <text:p text:style-name="P4"><text:span text:style-name="T2">What do you know about Python already? What do you want to know?</text:span></text:p>
        </text:list-item>
      </text:list>
      <text:p text:style-name="P9"><text:span text:style-name="T2"><text:tab/> <text:s text:c="6"/>- I had a little experience with Python a couple of years ago, one thru a learning app that just taught syntax and <text:tab/>another thru a Coursera course that essentially taught just the same. I think I am most interested in using <text:tab/><text:tab/><text:tab/>Python in interaction with databases (essentially using whatever would be the equivalent of Mongoose or <text:tab/>Sequalize). </text:span></text:p>
      <text:list xml:id="list36522238" text:continue-numbering="true" text:style-name="WWNum19">
        <text:list-item>
          <text:p text:style-name="P4"><text:span text:style-name="T2">What challenges do you think may come up while you take this course? What will help you face them? Think of specific spaces, people, and times of day of week that might be favorable to your facing challenges and growing. Plan for how to solve challenges that arise. </text:span></text:p>
          <text:p text:style-name="P2"><text:span text:style-name="T2"><text:s text:c="7"/>- Keeping moving forward can be difficult and balancing things with all my various commitments and interests is most difficult. Keeping at least a few days to focus on this project a week is the main thing. </text:span></text:p>
        </text:list-item>
      </text:list>
      <text:h text:style-name="Heading_20_3" text:outline-level="3"><text:bookmark text:name="Bookmark6"/><text:span text:style-name="T5">Exercise 1.1: Getting Started with Python</text:span><text:span text:style-name="T6"> </text:span></text:h>
      <text:p text:style-name="P1"/>
      <text:list xml:id="list2634772490696767818" text:style-name="WWNum13">
        <text:list-item>
          <text:p text:style-name="P3"><text:span text:style-name="T2">In your own words, what is the difference between frontend and backend web development? If you were hired to work on backend programming for a web application, what kinds of operations would you be working on?<text:tab/> <text:s text:c="17"/></text:span></text:p>
          <text:p text:style-name="P3"><text:span text:style-name="T2"/></text:p>
          <text:p text:style-name="P3"><text:span text:style-name="T2"><text:s text:c="6"/>- Back-end is cool, frontend drools. On a serious note, backend is creating the logic for the interaction between the database and the website, opening different channels for interaction between them. The front end basically host everything that the user will sees which generally includes displaying data from the database (directly or transformed) and creating user friendly displays for inputting data to send to the database. Working on the back-end development I would be creating API routes, schemas representing the database, and creating authentication logic.</text:span></text:p>
        </text:list-item>
      </text:list>
      <text:p text:style-name="P1"/>
      <text:list xml:id="list36537219" text:continue-numbering="true" text:style-name="WWNum13">
        <text:list-item>
          <text:p text:style-name="P5"><text:span text:style-name="T2">Imagine you’re working as a full-stack developer in the near future. Your team is asking for your advice on whether to use JavaScript or Python for a project, and you think Python would be the better choice. How would you explain the similarities and differences between the two languages to your team? Drawing from what you learned in this Exercise, what reasons would you give to convince your team that Python is the better option? </text:span></text:p>
        </text:list-item>
      </text:list>
      <text:p text:style-name="P6"><text:span text:style-name="T3">(Hint: refer to the Exercise section “The Benefits of Developing with Python”)</text:span></text:p>
      <text:p text:style-name="P11"><text:span text:style-name="T3"><text:tab/> <text:s text:c="6"/></text:span><text:span text:style-name="T4">-</text:span><text:span text:style-name="T3"> </text:span><text:span text:style-name="T4">I would say that they are both fully capable and competent languages with popular and scalable frameworks <text:tab/>to use for web development. In terms of differences I would say that Python is an object orientated language, while <text:tab/>JavaScript is built more as a function orientated language. Python seems to generally make things easier both in <text:tab/>terms of creating and maintaining because of its famous readability and building most the packages you would <text:tab/>need into it, which it seems like a good idea to go with if you're asking the junior developer for advice.</text:span></text:p>
      <text:p text:style-name="P7"/>
      <text:list xml:id="list36534300" text:continue-numbering="true" text:style-name="WWNum13">
        <text:list-item>
          <text:p text:style-name="P5"><text:span text:style-name="T2">Now that you’ve had an introduction to Python, write down 3 goals you have for yourself and your learning during this Achievement. You can reflect on the following questions if it helps you. What do you want to learn about Python? What do you want to get out of this Achievement? Where or what do you see yourself working on after you complete this Achievement?</text:span></text:p>
        </text:list-item>
      </text:list>
      <text:list xml:id="list7146798391784332825" text:style-name="L1">
        <text:list-item>
          <text:list>
            <text:list-item>
              <text:list>
                <text:list-item>
                  <text:list>
                    <text:list-item>
                      <text:p text:style-name="P10"><text:span text:style-name="T4">1. I want to be well prepared to understand Django and what is going on when I am writing it.</text:span></text:p>
                    </text:list-item>
                    <text:list-item>
                      <text:p text:style-name="P10"><text:soft-page-break/><text:span text:style-name="T4">2. I want to be well prepared to pick up other projects or frameworks using Python.</text:span></text:p>
                    </text:list-item>
                    <text:list-item>
                      <text:p text:style-name="P10"><text:span text:style-name="T4">3. I want to be well prepared to talk about the topics covered in this achievement in technical interviews.</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Oswald" svg:font-family="Oswald" style:font-family-generic="roman" style:font-pitch="variable"/>
    <style:font-face style:name="Oswald SemiBold" svg:font-family="'Oswald SemiBold'"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swald1" svg:font-family="Oswald" style:font-family-generic="system" style:font-pitch="variable"/>
    <style:font-face style:name="Oswald SemiBold1" svg:font-family="'Oswald SemiBold'"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04T14:05:17.63</meta:creation-date>
    <meta:document-statistic meta:table-count="0" meta:image-count="0" meta:object-count="0" meta:page-count="2" meta:paragraph-count="16" meta:word-count="701" meta:character-count="4086"/>
    <dc:date>2025-07-04T16:27:06.16</dc:date>
    <meta:editing-duration>PT4M7S</meta:editing-duration>
    <meta:editing-cycles>1</meta:editing-cycles>
    <meta:generator>OpenOffice/4.1.7$Win32 OpenOffice.org_project/417m1$Build-9800</meta:generator>
  </office:meta>
</office:document-meta>
</file>